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4" text:anchor-type="page" text:anchor-page-number="1" svg:x="105mm" svg:y="254.53mm" svg:width="105mm" svg:height="42.4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0mm" svg:y="254.53mm" svg:width="105mm" svg:height="42.4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05mm" svg:y="212.13mm" svg:width="105mm" svg:height="42.4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0mm" svg:y="212.13mm" svg:width="105mm" svg:height="42.4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05mm" svg:y="169.72mm" svg:width="105mm" svg:height="42.4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0mm" svg:y="169.72mm" svg:width="105mm" svg:height="42.4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05mm" svg:y="127.32mm" svg:width="105mm" svg:height="42.4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0mm" svg:y="127.32mm" svg:width="105mm" svg:height="42.4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05mm" svg:y="84.91mm" svg:width="105mm" svg:height="42.4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0mm" svg:y="84.91mm" svg:width="105mm" svg:height="42.4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5mm" svg:y="42.51mm" svg:width="105mm" svg:height="42.4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0mm" svg:y="42.51mm" svg:width="105mm" svg:height="42.4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05mm" svg:y="0.11mm" svg:width="105mm" svg:height="42.4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0.11mm" svg:width="105mm" svg:height="42.4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05mm" svg:height="42.4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0.11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20:30.287000000</meta:creation-date>
    <meta:editing-cycles>1</meta:editing-cycles>
    <meta:editing-duration>PT28S</meta:editing-duration>
    <dc:title>Rayfilm 0911</dc:title>
    <dc:date>2022-08-25T17:20:57.675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